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65616" officeooo:paragraph-rsid="00065616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Preformatted_20_Text" style:list-style-name="L8"/>
    <style:style style:name="P17" style:family="paragraph" style:parent-style-name="Preformatted_20_Text" style:list-style-name="L8">
      <style:paragraph-properties fo:margin-left="0cm" fo:margin-right="0cm" fo:text-indent="0cm" style:auto-text-indent="false" style:writing-mode="lr-tb"/>
    </style:style>
    <style:style style:name="P18" style:family="paragraph" style:parent-style-name="Preformatted_20_Text" style:list-style-name="L8">
      <style:paragraph-properties style:writing-mode="lr-tb"/>
    </style:style>
    <style:style style:name="P19" style:family="paragraph" style:parent-style-name="Preformatted_20_Text" style:list-style-name="L8">
      <style:paragraph-properties fo:margin-top="0cm" fo:margin-bottom="0.499cm" style:contextual-spacing="false" style:writing-mode="lr-t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xplicación del código </text:h>
      <text:h text:style-name="Heading_20_3" text:outline-level="3"/>
      <text:h text:style-name="Heading_20_3" text:outline-level="3">1. Inclusión de Bibliotecas y Definición de Constantes</text:h>
      <text:list text:style-name="L1">
        <text:list-item>
          <text:p text:style-name="P2">Se incluyen las bibliotecas necesarias para manejar la conexión WiFi, la comunicación segura HTTPS con el bot de Telegram, y la gestión del sensor de temperatura y humedad (DHT22).</text:p>
        </text:list-item>
        <text:list-item>
          <text:p text:style-name="P3">Se definen constantes como los credenciales de la red WiFi (<text:span text:style-name="Source_20_Text">WIFI_SSID</text:span>, <text:span text:style-name="Source_20_Text">WIFI_PASSWORD</text:span>), el token del bot de Telegram (<text:span text:style-name="Source_20_Text">BOT_TOKEN</text:span>), y los pines de la ESP32 conectados a los relés y al sensor LDR.</text:p>
        </text:list-item>
      </text:list>
      <text:h text:style-name="Heading_20_3" text:outline-level="3">2. Configuración Inicial</text:h>
      <text:list text:style-name="L2">
        <text:list-item>
          <text:p text:style-name="P4">Se establecen los pines de los relés y el sensor LDR como entradas o salidas.</text:p>
        </text:list-item>
        <text:list-item>
          <text:p text:style-name="P4">Se inicializa la conexión WiFi y se configura el cliente seguro para conectar con el bot de Telegram.</text:p>
        </text:list-item>
        <text:list-item>
          <text:p text:style-name="P5">Se inicializa el sensor DHT22 para leer temperatura y humedad.</text:p>
        </text:list-item>
      </text:list>
      <text:h text:style-name="Heading_20_3" text:outline-level="3">3. Función <text:span text:style-name="Source_20_Text">setup()</text:span></text:h>
      <text:list text:style-name="L3">
        <text:list-item>
          <text:p text:style-name="P6">Configura la comunicación serial, los pines, la conexión WiFi y el bot de Telegram.</text:p>
        </text:list-item>
        <text:list-item>
          <text:p text:style-name="P7">Envía un mensaje inicial al usuario de Telegram cuando el sistema está listo.</text:p>
        </text:list-item>
      </text:list>
      <text:h text:style-name="Heading_20_3" text:outline-level="3">4. Función <text:span text:style-name="Source_20_Text">loop()</text:span></text:h>
      <text:list text:style-name="L4">
        <text:list-item>
          <text:p text:style-name="P8">Este es el corazón del programa que se ejecuta repetidamente.</text:p>
        </text:list-item>
        <text:list-item>
          <text:p text:style-name="P8">Verifica si ha pasado suficiente tiempo desde la última vez que se comprobaron mensajes de Telegram y, de ser así, llama a <text:span text:style-name="Source_20_Text">bot.getUpdates()</text:span> para recibir nuevos mensajes.</text:p>
        </text:list-item>
        <text:list-item>
          <text:p text:style-name="P9">Si hay mensajes nuevos, se llama a la función <text:span text:style-name="Source_20_Text">mensajesNuevos()</text:span> con la cantidad de mensajes recibidos.</text:p>
        </text:list-item>
      </text:list>
      <text:h text:style-name="Heading_20_3" text:outline-level="3">5. Función <text:span text:style-name="Source_20_Text">mensajesNuevos()</text:span></text:h>
      <text:list text:style-name="L5">
        <text:list-item>
          <text:p text:style-name="P10">Procesa cada mensaje recibido de Telegram.</text:p>
        </text:list-item>
        <text:list-item>
          <text:p text:style-name="P10">Comandos específicos como "R1on", "R1off", etc., controlan los estados de los relés conectados a distintos pines de la ESP32, encendiéndolos o apagándolos.</text:p>
        </text:list-item>
        <text:list-item>
          <text:p text:style-name="P10">El comando "Datos" solicita la lectura del sensor DHT22 y envía la temperatura y humedad actual al usuario.</text:p>
        </text:list-item>
        <text:list-item>
          <text:p text:style-name="P11">El comando "EstadoLDR" verifica y reporta si el sensor LDR detecta luz o no.</text:p>
        </text:list-item>
      </text:list>
      <text:h text:style-name="Heading_20_3" text:outline-level="3">6. Comunicación con Telegram</text:h>
      <text:list text:style-name="L6">
        <text:list-item>
          <text:p text:style-name="P12">Utiliza la biblioteca <text:span text:style-name="Source_20_Text">UniversalTelegramBot</text:span> para enviar y recibir mensajes.</text:p>
        </text:list-item>
        <text:list-item>
          <text:p text:style-name="P13">Los comandos desde Telegram permiten a los usuarios interactuar con el hardware conectado a la ESP32 de forma remota.</text:p>
        </text:list-item>
      </text:list>
      <text:p text:style-name="Text_20_body"><text:soft-page-break/>Este código permite una interacción dinámica entre un usuario y un sistema de automatización casera a través de un bot de Telegram, haciendo que la ESP32 funcione como un intermediario entre el usuario y el hardware físico.</text:p>
      <text:p text:style-name="Text_20_body"/>
      <text:h text:style-name="Heading_20_3" text:outline-level="3">Funciones</text:h>
      <text:p text:style-name="Text_20_body">El código define varias funciones para organizar y modularizar la lógica del programa:</text:p>
      <text:list text:style-name="L7">
        <text:list-item>
          <text:p text:style-name="P14"><text:span text:style-name="Strong_20_Emphasis"><text:span text:style-name="Source_20_Text">mensajesNuevos(int numerosMensajes)</text:span></text:span> - Esta función gestiona los mensajes recibidos del bot de Telegram. Recibe como parámetro el número de mensajes nuevos y ejecuta diferentes acciones basadas en el texto de cada mensaje, como controlar los relés o leer datos de sensores.</text:p>
        </text:list-item>
        <text:list-item>
          <text:p text:style-name="P14"><text:span text:style-name="Strong_20_Emphasis"><text:span text:style-name="Source_20_Text">setup()</text:span></text:span> - Esta función se ejecuta una sola vez al inicio cuando el dispositivo se enciende. Inicializa la conexión serial, configura los pines de los relés y del sensor LDR como salidas o entradas, establece la conexión WiFi, envía un mensaje inicial al usuario de Telegram, y comienza a leer desde el sensor DHT22.</text:p>
        </text:list-item>
        <text:list-item>
          <text:p text:style-name="P14"><text:span text:style-name="Strong_20_Emphasis"><text:span text:style-name="Source_20_Text">loop()</text:span></text:span> - Función que se ejecuta repetidamente después de <text:span text:style-name="Source_20_Text">setup()</text:span>. En este bucle principal, se comprueban y manejan los mensajes de Telegram a intervalos regulares definidos por la variable <text:span text:style-name="Source_20_Text">tiempo</text:span>.</text:p>
        </text:list-item>
      </text:list>
      <text:h text:style-name="Heading_20_3" text:outline-level="3">Bucles</text:h>
      <text:p text:style-name="Text_20_body">Hay varios bucles en el código que permiten repetir acciones bajo ciertas condiciones:</text:p>
      <text:list text:style-name="L8">
        <text:list-item>
          <text:p text:style-name="P15"><text:span text:style-name="Strong_20_Emphasis"><text:span text:style-name="Source_20_Text">setup()</text:span></text:span> - Un <text:span text:style-name="Source_20_Text">while</text:span> que espera a que la conexión WiFi esté establecida antes de continuar con la ejecución del programa.</text:p>
          <text:p text:style-name="P16">cpp</text:p>
          <text:p text:style-name="P16">Copiar código</text:p>
          <text:p text:style-name="P17"><text:span text:style-name="Source_20_Text">while (WiFi.status() != WL_CONNECTED) {</text:span></text:p>
          <text:p text:style-name="P18"><text:span text:style-name="Source_20_Text"><text:s text:c="4"/>delay(500);</text:span></text:p>
          <text:p text:style-name="P19"><text:span text:style-name="Source_20_Text">}</text:span></text:p>
        </text:list-item>
        <text:list-item>
          <text:p text:style-name="P15"><text:span text:style-name="Strong_20_Emphasis"><text:s/></text:span><text:span text:style-name="Strong_20_Emphasis"><text:span text:style-name="Source_20_Text">loop()</text:span></text:span> - Un bucle <text:span text:style-name="Source_20_Text">if</text:span> que verifica si ha pasado suficiente tiempo desde la última verificación de mensajes y, de ser así, llama a la función <text:span text:style-name="Source_20_Text">getUpdates</text:span> para procesar nuevos mensajes.</text:p>
          <text:p text:style-name="P16">cpp</text:p>
          <text:p text:style-name="P16">Copiar código</text:p>
          <text:p text:style-name="P17"><text:span text:style-name="Source_20_Text">if (millis() - tiempoAnterior &gt; tiempo) {</text:span></text:p>
          <text:p text:style-name="P18"><text:span text:style-name="Source_20_Text"><text:s text:c="4"/>...</text:span></text:p>
          <text:p text:style-name="P19"><text:span text:style-name="Source_20_Text">}</text:span></text:p>
        </text:list-item>
        <text:list-item>
          <text:p text:style-name="P15"><text:span text:style-name="Strong_20_Emphasis"><text:s/></text:span><text:span text:style-name="Strong_20_Emphasis"><text:span text:style-name="Source_20_Text">mensajesNuevos()</text:span></text:span> - Un <text:span text:style-name="Source_20_Text">for</text:span> que itera sobre cada nuevo mensaje recibido para procesarlos individualmente.</text:p>
          <text:p text:style-name="P16">cpp</text:p>
          <text:p text:style-name="P16">Copiar código</text:p>
          <text:p text:style-name="P17"><text:span text:style-name="Source_20_Text">for (int i = 0; i &lt; numerosMensajes; i++) {</text:span></text:p>
          <text:p text:style-name="P18"><text:span text:style-name="Source_20_Text"><text:s text:c="4"/>...</text:span></text:p>
          <text:p text:style-name="P19"><text:span text:style-name="Source_20_Text">}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09:29:27.045000000</meta:creation-date>
    <dc:date>2024-11-15T09:33:47.042000000</dc:date>
    <meta:editing-duration>PT4M21S</meta:editing-duration>
    <meta:editing-cycles>1</meta:editing-cycles>
    <meta:document-statistic meta:table-count="0" meta:image-count="0" meta:object-count="0" meta:page-count="3" meta:paragraph-count="49" meta:word-count="615" meta:character-count="3694" meta:non-whitespace-character-count="3135"/>
    <meta:generator>LibreOffice/24.8.1.2$Windows_X86_64 LibreOffice_project/87fa9aec1a63e70835390b81c40bb8993f1d4ff6</meta:generator>
  </office:meta>
</office:document-meta>
</file>